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24-04-09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23-09-27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22-09-29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22-04-06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21-04-13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4012" calcext:value-type="float">
            <text:p>22.19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978" calcext:value-type="float">
            <text:p>21.099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534" calcext:value-type="float">
            <text:p>19.86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1114" calcext:value-type="float">
            <text:p>19.581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199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199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199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199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199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199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199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199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199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199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199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199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199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199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199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199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199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198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198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198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198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198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198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198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198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323091031201</text:p>
          </table:table-cell>
          <table:table-cell office:value-type="string" calcext:value-type="string">
            <text:p>198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06" meta:object-count="0"/>
    <meta:user-defined meta:name="AppVersion">3.0</meta:user-defined>
  </office:meta>
</office:document-meta>
</file>